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6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4" style:family="graphic" style:parent-style-name="standard">
      <style:graphic-properties draw:stroke="none" svg:stroke-color="#000000" draw:fill="none" draw:fill-color="#ffffff" fo:min-height="0.27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6.05cm" fo:min-width="4.9cm"/>
    </style:style>
    <style:style style:name="gr13" style:family="graphic" style:parent-style-name="standard">
      <style:graphic-properties draw:stroke="none" svg:stroke-color="#000000" draw:fill="none" draw:fill-color="#ffffff" fo:min-height="0.35cm"/>
    </style:style>
    <style:style style:name="gr1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01cm" fo:min-width="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fo:min-height="0.23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888cm" fo:min-width="0cm"/>
    </style:style>
    <style:style style:name="gr21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.1cm" svg:height="2cm" svg:x="3cm" svg:y="2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cm" svg:height="1.7cm" svg:x="3cm" svg:y="3cm">
          <draw:text-box>
            <text:p text:style-name="P2"><text:span text:style-name="T1">PANEL SŁONECZNY</text:span></text:p>
            <text:p text:style-name="P2"><text:span text:style-name="T1">15 W / 12V</text:span></text:p>
          </draw:text-box>
        </draw:frame>
        <draw:custom-shape draw:style-name="gr3" draw:text-style-name="P2" xml:id="id13" draw:id="id13" draw:layer="layout" svg:width="3cm" svg:height="2.1cm" svg:x="3cm" svg:y="5.9cm">
          <text:p text:style-name="P4"><text:span text:style-name="T1">MOSFET</text:span></text:p>
          <text:p text:style-name="P4"><text:span text:style-name="T1">TSM2314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1cm" svg:height="0.569cm" svg:x="4.4cm" svg:y="5.131cm">
          <draw:text-box>
            <text:p text:style-name="P5"><text:span text:style-name="T2">12V</text:span></text:p>
          </draw:text-box>
        </draw:frame>
        <draw:custom-shape draw:style-name="gr5" draw:text-style-name="P1" draw:layer="layout" svg:width="3cm" svg:height="2cm" svg:x="3cm" svg:y="8.9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cm" svg:y1="8cm" svg:x2="4.4cm" svg:y2="8.9cm">
          <text:p/>
        </draw:line>
        <draw:line draw:style-name="gr6" draw:text-style-name="P7" draw:layer="layout" svg:x1="4.4cm" svg:y1="4.9cm" svg:x2="4.4cm" svg:y2="5.9cm">
          <text:p/>
        </draw:line>
        <draw:frame draw:style-name="gr7" draw:text-style-name="P6" draw:layer="layout" svg:width="1.1cm" svg:height="0.569cm" svg:x="4.4cm" svg:y="8.2cm">
          <draw:text-box>
            <text:p text:style-name="P5"><text:span text:style-name="T2">12V</text:span></text:p>
          </draw:text-box>
        </draw:frame>
        <draw:frame draw:style-name="gr8" draw:text-style-name="P3" draw:layer="layout" svg:width="4cm" svg:height="1.673cm" svg:x="2.5cm" svg:y="9.3cm">
          <draw:text-box>
            <text:p text:style-name="P2"><text:span text:style-name="T1">STEP-DOWN</text:span></text:p>
            <text:p text:style-name="P2"><text:span text:style-name="T1">DO 5V</text:span></text:p>
          </draw:text-box>
        </draw:frame>
        <draw:custom-shape draw:style-name="gr9" draw:text-style-name="P8" xml:id="id1" draw:id="id1" draw:layer="layout" svg:width="3cm" svg:height="2cm" svg:x="3cm" svg:y="11.9cm">
          <text:p text:style-name="P4"><text:span text:style-name="T1">MCP73123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5cm" svg:y1="11.9cm" svg:x2="4.5cm" svg:y2="10.9cm">
          <text:p/>
        </draw:line>
        <draw:frame draw:style-name="gr10" draw:text-style-name="P6" draw:layer="layout" svg:width="0.9cm" svg:height="0.569cm" svg:x="4.5cm" svg:y="11.1cm">
          <draw:text-box>
            <text:p text:style-name="P5"><text:span text:style-name="T2">5V</text:span></text:p>
          </draw:text-box>
        </draw:frame>
        <draw:custom-shape draw:style-name="gr9" draw:text-style-name="P8" xml:id="id3" draw:id="id3" draw:layer="layout" svg:width="3cm" svg:height="2cm" svg:x="3cm" svg:y="14.9cm">
          <text:p text:style-name="P4"><text:span text:style-name="T1">LiFePO4</text:span></text:p>
          <text:p text:style-name="P4"><text:span text:style-name="T1">20Ah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5cm" svg:y1="13.9cm" svg:x2="4.5cm" svg:y2="14.9cm">
          <text:p/>
        </draw:line>
        <draw:frame draw:style-name="gr11" draw:text-style-name="P10" draw:layer="layout" svg:width="1.9cm" svg:height="0.725cm" svg:x="6cm" svg:y="12.2cm">
          <draw:text-box>
            <text:p text:style-name="P9"><text:span text:style-name="T1">Status</text:span></text:p>
          </draw:text-box>
        </draw:frame>
        <draw:custom-shape draw:style-name="gr12" draw:text-style-name="P8" draw:layer="layout" svg:width="5.4cm" svg:height="6.3cm" draw:transform="skewX (0.000872664625997165) translate (10.2cm 9.5cm)">
          <text:p text:style-name="P2"><text:span text:style-name="T1">ATtiny44V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cm" svg:height="0.887cm" svg:x="11.7cm" svg:y="9.6cm">
          <draw:text-box>
            <text:p text:style-name="P11"><text:span text:style-name="T3">I2C</text:span></text:p>
            <text:p text:style-name="P11"><text:span text:style-name="T2">PORTA,3-4</text:span></text:p>
          </draw:text-box>
        </draw:frame>
        <draw:frame draw:style-name="gr13" draw:text-style-name="P6" xml:id="id2" draw:id="id2" draw:layer="layout" svg:width="1.7cm" svg:height="0.6cm" svg:x="10.2cm" svg:y="11.4cm">
          <draw:text-box>
            <text:p text:style-name="P5"><text:span text:style-name="T2">PORTA,2</text:span></text:p>
          </draw:text-box>
        </draw:frame>
        <draw:connector draw:style-name="gr14" draw:text-style-name="P7" draw:layer="layout" svg:x1="6cm" svg:y1="12.9cm" svg:x2="10.2cm" svg:y2="11.7cm" draw:start-shape="id1" draw:start-glue-point="1" draw:end-shape="id2" draw:end-glue-point="3" svg:d="M6000 12900h2101v-1200h2099" svg:viewBox="0 0 4201 1201">
          <text:p/>
        </draw:connector>
        <draw:frame draw:style-name="gr13" draw:text-style-name="P6" xml:id="id12" draw:id="id12" draw:layer="layout" svg:width="1.7cm" svg:height="0.6cm" svg:x="10.2cm" svg:y="10.5cm">
          <draw:text-box>
            <text:p text:style-name="P5"><text:span text:style-name="T2">PORTA,1</text:span></text:p>
          </draw:text-box>
        </draw:frame>
        <draw:frame draw:style-name="gr13" draw:text-style-name="P6" draw:layer="layout" svg:width="3.7cm" svg:height="0.887cm" svg:x="6.6cm" svg:y="6.013cm">
          <draw:text-box>
            <text:p text:style-name="P5"><text:span text:style-name="T2">0 – wyłączony (Nie ładuj)</text:span></text:p>
            <text:p text:style-name="P5"><text:span text:style-name="T2">1 – włączony (Ładuj)</text:span></text:p>
          </draw:text-box>
        </draw:frame>
        <draw:custom-shape draw:style-name="gr15" draw:text-style-name="P1" draw:layer="layout" svg:width="1.1cm" svg:height="1.2cm" svg:x="12.2cm" svg:y="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6" draw:layer="layout" svg:width="1.7cm" svg:height="0.569cm" svg:x="13.1cm" svg:y="8.7cm">
          <draw:text-box>
            <text:p text:style-name="P5"><text:span text:style-name="T2">ESP8266</text:span></text:p>
          </draw:text-box>
        </draw:frame>
        <draw:frame draw:style-name="gr10" draw:text-style-name="P6" xml:id="id4" draw:id="id4" draw:layer="layout" svg:width="1cm" svg:height="0.569cm" svg:x="10.2cm" svg:y="14.9cm">
          <draw:text-box>
            <text:p text:style-name="P5"><text:span text:style-name="T2">Vcc</text:span></text:p>
          </draw:text-box>
        </draw:frame>
        <draw:connector draw:style-name="gr14" draw:text-style-name="P7" draw:layer="layout" svg:x1="6cm" svg:y1="15.9cm" svg:x2="10.2cm" svg:y2="15.184cm" draw:start-shape="id3" draw:start-glue-point="1" draw:end-shape="id4" draw:end-glue-point="3" svg:d="M6000 15900h2101v-716h2099" svg:viewBox="0 0 4201 717">
          <text:p/>
        </draw:connector>
        <draw:frame draw:style-name="gr17" draw:text-style-name="P6" xml:id="id5" draw:id="id5" draw:layer="layout" svg:width="1.336cm" svg:height="0.569cm" svg:x="10.223cm" svg:y="14cm">
          <draw:text-box>
            <text:p><text:span text:style-name="T2">ADC,0</text:span></text:p>
          </draw:text-box>
        </draw:frame>
        <draw:connector draw:style-name="gr14" draw:text-style-name="P7" draw:layer="layout" svg:x1="6cm" svg:y1="15.9cm" svg:x2="10.223cm" svg:y2="14.284cm" draw:start-shape="id3" draw:start-glue-point="1" draw:end-shape="id5" draw:end-glue-point="3" svg:d="M6000 15900h2112v-1616h2111" svg:viewBox="0 0 4224 1617">
          <text:p/>
        </draw:connector>
        <draw:frame draw:style-name="gr18" draw:text-style-name="P6" draw:layer="layout" svg:width="1.9cm" svg:height="0.569cm" svg:x="4.5cm" svg:y="14.1cm">
          <draw:text-box>
            <text:p text:style-name="P5"><text:span text:style-name="T2">Ładowanie</text:span></text:p>
          </draw:text-box>
        </draw:frame>
        <draw:frame draw:style-name="gr10" draw:text-style-name="P6" draw:layer="layout" svg:width="1.2cm" svg:height="0.569cm" svg:x="8.2cm" svg:y="13.8cm">
          <draw:text-box>
            <text:p text:style-name="P5"><text:span text:style-name="T2">Monit</text:span></text:p>
          </draw:text-box>
        </draw:frame>
        <draw:frame draw:style-name="gr7" draw:text-style-name="P6" xml:id="id8" draw:id="id8" draw:layer="layout" svg:width="1.8cm" svg:height="0.569cm" svg:x="13.8cm" svg:y="10.5cm">
          <draw:text-box>
            <text:p text:style-name="P5"><text:span text:style-name="T2">PORTB,1</text:span></text:p>
          </draw:text-box>
        </draw:frame>
        <draw:frame draw:style-name="gr7" draw:text-style-name="P6" xml:id="id6" draw:id="id6" draw:layer="layout" svg:width="1.8cm" svg:height="0.569cm" svg:x="13.8cm" svg:y="13.531cm">
          <draw:text-box>
            <text:p text:style-name="P5"><text:span text:style-name="T2">PORTB,2</text:span></text:p>
          </draw:text-box>
        </draw:frame>
        <draw:custom-shape draw:style-name="gr19" draw:text-style-name="P8" xml:id="id9" draw:id="id9" draw:layer="layout" svg:width="3.1cm" svg:height="2cm" svg:x="16.9cm" svg:y="9.8cm">
          <text:p text:style-name="P4"><text:span text:style-name="T1">STEP-UP </text:span></text:p>
          <text:p text:style-name="P4"><text:span text:style-name="T1">3.3V </text:span></text:p>
          <text:p text:style-name="P4"><text:span text:style-name="T1">+ </text:span></text:p>
          <text:p text:style-name="P4"><text:span text:style-name="T1">WZM.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3.1cm" svg:height="2cm" svg:x="17cm" svg:y="12.8cm">
          <text:p text:style-name="P4"><text:span text:style-name="T1">STEP-UP </text:span></text:p>
          <text:p text:style-name="P4"><text:span text:style-name="T1">5V </text:span></text:p>
          <text:p text:style-name="P4"><text:span text:style-name="T1">+ </text:span></text:p>
          <text:p text:style-name="P4"><text:span text:style-name="T1">WZM.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15.6cm" svg:y1="13.815cm" svg:x2="17cm" svg:y2="13.8cm" draw:start-shape="id6" draw:start-glue-point="1" draw:end-shape="id7" draw:end-glue-point="3" svg:d="M15600 13815l1400-15" svg:viewBox="0 0 1401 16">
          <text:p/>
        </draw:connector>
        <draw:connector draw:style-name="gr14" draw:text-style-name="P7" draw:layer="layout" draw:type="line" svg:x1="15.6cm" svg:y1="10.784cm" svg:x2="16.9cm" svg:y2="10.8cm" draw:start-shape="id8" draw:start-glue-point="1" draw:end-shape="id9" draw:end-glue-point="3" svg:d="M15600 10784l1300 16" svg:viewBox="0 0 1301 17">
          <text:p/>
        </draw:connector>
        <draw:custom-shape draw:style-name="gr19" draw:text-style-name="P8" xml:id="id10" draw:id="id10" draw:layer="layout" svg:width="3.1cm" svg:height="2cm" svg:x="21.8cm" svg:y="9.8cm">
          <text:p text:style-name="P4"><text:span text:style-name="T1">ESP8266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1" draw:id="id11" draw:layer="layout" svg:width="3.1cm" svg:height="2cm" svg:x="21.8cm" svg:y="12.8cm">
          <text:p text:style-name="P4"><text:span text:style-name="T1">LASEROWY</text:span></text:p>
          <text:p text:style-name="P4"><text:span text:style-name="T1">SENSOR</text:span></text:p>
          <text:p text:style-name="P4"><text:span text:style-name="T1">JAKOŚCI</text:span></text:p>
          <text:p text:style-name="P4"><text:span text:style-name="T1">POWIETRZA</text:span>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20cm" svg:y1="10.8cm" svg:x2="21.8cm" svg:y2="10.8cm" draw:start-shape="id9" draw:start-glue-point="1" draw:end-shape="id10" draw:end-glue-point="3" svg:d="M20000 10800h1800" svg:viewBox="0 0 1801 1">
          <text:p/>
        </draw:connector>
        <draw:connector draw:style-name="gr14" draw:text-style-name="P7" draw:layer="layout" draw:type="line" svg:x1="20.1cm" svg:y1="13.8cm" svg:x2="21.8cm" svg:y2="13.8cm" draw:start-shape="id7" draw:start-glue-point="1" draw:end-shape="id11" draw:end-glue-point="3" svg:d="M20100 13800h1700" svg:viewBox="0 0 1701 1">
          <text:p/>
        </draw:connector>
        <draw:custom-shape draw:style-name="gr20" draw:text-style-name="P1" draw:layer="layout" svg:width="1cm" svg:height="1.3cm" svg:x="23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2" draw:layer="layout" svg:width="1.37cm" svg:height="0.887cm" svg:x="23.8cm" svg:y="8.5cm">
          <draw:text-box>
            <text:p text:style-name="P11"><text:span text:style-name="T2">ATtiny </text:span></text:p>
            <text:p text:style-name="P11"><text:span text:style-name="T2">I2C</text:span></text:p>
          </draw:text-box>
        </draw:frame>
        <draw:frame draw:style-name="gr21" draw:text-style-name="P13" draw:layer="layout" svg:width="13cm" svg:height="4cm" svg:x="11.6cm" svg:y="3cm">
          <draw:text-box>
            <text:p>I<text:span text:style-name="T4">2</text:span><text:span text:style-name="T5">C – Status Akumulatora LiFePO4 – Dane:</text:span></text:p>
            <text:p><text:span text:style-name="T5">1. Napięcie baterii;</text:span></text:p>
            <text:p><text:span text:style-name="T5">2. Procent naładowania;</text:span></text:p>
            <text:p><text:span text:style-name="T5">3. Pojemność;</text:span></text:p>
            <text:p><text:span text:style-name="T5">4. Status (ładuje lub nie ładuje);</text:span></text:p>
          </draw:text-box>
        </draw:frame>
        <draw:connector draw:style-name="gr14" draw:text-style-name="P7" draw:layer="layout" svg:x1="10.2cm" svg:y1="10.8cm" svg:x2="6cm" svg:y2="6.95cm" draw:start-shape="id12" draw:start-glue-point="3" draw:end-shape="id13" draw:end-glue-point="1" svg:d="M10200 10800h-2099v-3850h-2101" svg:viewBox="0 0 4201 3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22:34:53.949127840</meta:creation-date>
    <dc:date>2018-12-04T23:29:11.006643256</dc:date>
    <meta:editing-duration>PT43M40S</meta:editing-duration>
    <meta:editing-cycles>17</meta:editing-cycles>
    <meta:generator>LibreOffice/6.1.3.2$Linux_X86_64 LibreOffice_project/10$Build-2</meta:generator>
    <meta:document-statistic meta:object-count="43"/>
  </office:meta>
</office:document-meta>
</file>